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2" style:family="graphic" style:parent-style-name="standard">
      <style:graphic-properties draw:stroke="solid" svg:stroke-width="0.051cm" svg:stroke-color="#000000" draw:marker-start-width="0.276cm" draw:marker-end-width="0.276cm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8.89cm" svg:height="1.27cm" svg:x="4.81cm" svg:y="2.27cm">
            <text:p text:style-name="P1">Image segmentation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8.89cm" svg:height="1.27cm" svg:x="4.81cm" svg:y="4.77cm">
            <text:p text:style-name="P1">Cell classification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8.89cm" svg:height="1.27cm" svg:x="4.81cm" svg:y="7.37cm">
            <text:p text:style-name="P1">Cell/process <text:s/>network 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8.89cm" svg:height="1.27cm" svg:x="4.81cm" svg:y="9.87cm">
            <text:p text:style-name="P1">Simulation execution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1.143cm" svg:x="9.128cm" svg:y="3.567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0.635cm" svg:height="1.143cm" svg:x="9.001cm" svg:y="6.0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0.635cm" svg:height="1.143cm" svg:x="9.001cm" svg:y="8.6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2T11:17:02.167153000</meta:creation-date>
    <dc:date>2015-01-22T11:28:24.761043000</dc:date>
    <meta:editing-duration>PT3M25S</meta:editing-duration>
    <meta:editing-cycles>3</meta:editing-cycles>
    <meta:generator>LibreOffice/4.2.6.3$MacOSX_x86 LibreOffice_project/3fd416d4c6db7d3204c17ce57a1d70f6e531ee21</meta:generator>
    <meta:document-statistic meta:object-count="8"/>
  </office:meta>
</office:document-meta>
</file>